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16cm"/>
    </style:style>
    <style:style style:name="co2" style:family="table-column">
      <style:table-column-properties fo:break-before="auto" style:column-width="1.66cm"/>
    </style:style>
    <style:style style:name="co3" style:family="table-column">
      <style:table-column-properties fo:break-before="auto" style:column-width="1.68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wykres" table:style-name="ta1">
        <table:shapes>
          <draw:frame draw:z-index="0" draw:style-name="gr1" draw:text-style-name="P1" svg:width="15.999cm" svg:height="8.999cm" svg:x="4.464cm" svg:y="42.546cm">
            <draw:object draw:notify-on-update-of-ranges="wykres.A1:wykres.A1 wykres.A2:wykres.A102 wykres.B1:wykres.B1 wykres.B2:wykres.B102 wykres.A1:wykres.A1 wykres.A2:wykres.A102 wykres.C1:wykres.C1 wykres.C2:wykres.C1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wiek</text:p>
          </table:table-cell>
          <table:table-cell office:value-type="string" calcext:value-type="string">
            <text:p>Rok 2013</text:p>
          </table:table-cell>
          <table:table-cell office:value-type="string" calcext:value-type="string">
            <text:p>Rok 20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0195" calcext:value-type="float">
            <text:p>360195</text:p>
          </table:table-cell>
          <table:table-cell office:value-type="float" office:value="256584" calcext:value-type="float">
            <text:p>2565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8703" calcext:value-type="float">
            <text:p>388703</text:p>
          </table:table-cell>
          <table:table-cell office:value-type="float" office:value="261540" calcext:value-type="float">
            <text:p>2615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6675" calcext:value-type="float">
            <text:p>396675</text:p>
          </table:table-cell>
          <table:table-cell office:value-type="float" office:value="266031" calcext:value-type="float">
            <text:p>2660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14644" calcext:value-type="float">
            <text:p>414644</text:p>
          </table:table-cell>
          <table:table-cell office:value-type="float" office:value="269967" calcext:value-type="float">
            <text:p>2699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3879" calcext:value-type="float">
            <text:p>433879</text:p>
          </table:table-cell>
          <table:table-cell office:value-type="float" office:value="273296" calcext:value-type="float">
            <text:p>2732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31875" calcext:value-type="float">
            <text:p>431875</text:p>
          </table:table-cell>
          <table:table-cell office:value-type="float" office:value="275994" calcext:value-type="float">
            <text:p>27599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4041" calcext:value-type="float">
            <text:p>404041</text:p>
          </table:table-cell>
          <table:table-cell office:value-type="float" office:value="278002" calcext:value-type="float">
            <text:p>2780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83617" calcext:value-type="float">
            <text:p>383617</text:p>
          </table:table-cell>
          <table:table-cell office:value-type="float" office:value="279364" calcext:value-type="float">
            <text:p>2793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9354" calcext:value-type="float">
            <text:p>369354</text:p>
          </table:table-cell>
          <table:table-cell office:value-type="float" office:value="280126" calcext:value-type="float">
            <text:p>2801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57584" calcext:value-type="float">
            <text:p>357584</text:p>
          </table:table-cell>
          <table:table-cell office:value-type="float" office:value="280401" calcext:value-type="float">
            <text:p>2804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51292" calcext:value-type="float">
            <text:p>351292</text:p>
          </table:table-cell>
          <table:table-cell office:value-type="float" office:value="280317" calcext:value-type="float">
            <text:p>28031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54742" calcext:value-type="float">
            <text:p>354742</text:p>
          </table:table-cell>
          <table:table-cell office:value-type="float" office:value="280047" calcext:value-type="float">
            <text:p>28004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7200" calcext:value-type="float">
            <text:p>367200</text:p>
          </table:table-cell>
          <table:table-cell office:value-type="float" office:value="279725" calcext:value-type="float">
            <text:p>2797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7259" calcext:value-type="float">
            <text:p>377259</text:p>
          </table:table-cell>
          <table:table-cell office:value-type="float" office:value="279512" calcext:value-type="float">
            <text:p>2795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80366" calcext:value-type="float">
            <text:p>380366</text:p>
          </table:table-cell>
          <table:table-cell office:value-type="float" office:value="279571" calcext:value-type="float">
            <text:p>27957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91481" calcext:value-type="float">
            <text:p>391481</text:p>
          </table:table-cell>
          <table:table-cell office:value-type="float" office:value="279985" calcext:value-type="float">
            <text:p>27998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7957" calcext:value-type="float">
            <text:p>407957</text:p>
          </table:table-cell>
          <table:table-cell office:value-type="float" office:value="280796" calcext:value-type="float">
            <text:p>28079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24498" calcext:value-type="float">
            <text:p>424498</text:p>
          </table:table-cell>
          <table:table-cell office:value-type="float" office:value="282104" calcext:value-type="float">
            <text:p>2821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36369" calcext:value-type="float">
            <text:p>436369</text:p>
          </table:table-cell>
          <table:table-cell office:value-type="float" office:value="283974" calcext:value-type="float">
            <text:p>28397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64004" calcext:value-type="float">
            <text:p>464004</text:p>
          </table:table-cell>
          <table:table-cell office:value-type="float" office:value="286452" calcext:value-type="float">
            <text:p>28645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83068" calcext:value-type="float">
            <text:p>483068</text:p>
          </table:table-cell>
          <table:table-cell office:value-type="float" office:value="289552" calcext:value-type="float">
            <text:p>28955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01682" calcext:value-type="float">
            <text:p>501682</text:p>
          </table:table-cell>
          <table:table-cell office:value-type="float" office:value="293288" calcext:value-type="float">
            <text:p>29328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31952" calcext:value-type="float">
            <text:p>531952</text:p>
          </table:table-cell>
          <table:table-cell office:value-type="float" office:value="297654" calcext:value-type="float">
            <text:p>29765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44488" calcext:value-type="float">
            <text:p>544488</text:p>
          </table:table-cell>
          <table:table-cell office:value-type="float" office:value="302672" calcext:value-type="float">
            <text:p>30267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49252" calcext:value-type="float">
            <text:p>549252</text:p>
          </table:table-cell>
          <table:table-cell office:value-type="float" office:value="308273" calcext:value-type="float">
            <text:p>30827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66374" calcext:value-type="float">
            <text:p>566374</text:p>
          </table:table-cell>
          <table:table-cell office:value-type="float" office:value="314368" calcext:value-type="float">
            <text:p>31436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77107" calcext:value-type="float">
            <text:p>577107</text:p>
          </table:table-cell>
          <table:table-cell office:value-type="float" office:value="320738" calcext:value-type="float">
            <text:p>32073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02508" calcext:value-type="float">
            <text:p>602508</text:p>
          </table:table-cell>
          <table:table-cell office:value-type="float" office:value="327120" calcext:value-type="float">
            <text:p>32712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37626" calcext:value-type="float">
            <text:p>637626</text:p>
          </table:table-cell>
          <table:table-cell office:value-type="float" office:value="333116" calcext:value-type="float">
            <text:p>33311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57703" calcext:value-type="float">
            <text:p>657703</text:p>
          </table:table-cell>
          <table:table-cell office:value-type="float" office:value="338474" calcext:value-type="float">
            <text:p>33847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77329" calcext:value-type="float">
            <text:p>677329</text:p>
          </table:table-cell>
          <table:table-cell office:value-type="float" office:value="342911" calcext:value-type="float">
            <text:p>34291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55933" calcext:value-type="float">
            <text:p>655933</text:p>
          </table:table-cell>
          <table:table-cell office:value-type="float" office:value="346126" calcext:value-type="float">
            <text:p>34612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27765" calcext:value-type="float">
            <text:p>627765</text:p>
          </table:table-cell>
          <table:table-cell office:value-type="float" office:value="348236" calcext:value-type="float">
            <text:p>34823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39282" calcext:value-type="float">
            <text:p>639282</text:p>
          </table:table-cell>
          <table:table-cell office:value-type="float" office:value="348907" calcext:value-type="float">
            <text:p>34890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34889" calcext:value-type="float">
            <text:p>634889</text:p>
          </table:table-cell>
          <table:table-cell office:value-type="float" office:value="351345" calcext:value-type="float">
            <text:p>35134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16707" calcext:value-type="float">
            <text:p>616707</text:p>
          </table:table-cell>
          <table:table-cell office:value-type="float" office:value="355839" calcext:value-type="float">
            <text:p>35583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11542" calcext:value-type="float">
            <text:p>611542</text:p>
          </table:table-cell>
          <table:table-cell office:value-type="float" office:value="361611" calcext:value-type="float">
            <text:p>36161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13397" calcext:value-type="float">
            <text:p>613397</text:p>
          </table:table-cell>
          <table:table-cell office:value-type="float" office:value="361158" calcext:value-type="float">
            <text:p>36115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92060" calcext:value-type="float">
            <text:p>592060</text:p>
          </table:table-cell>
          <table:table-cell office:value-type="float" office:value="387378" calcext:value-type="float">
            <text:p>38737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70567" calcext:value-type="float">
            <text:p>570567</text:p>
          </table:table-cell>
          <table:table-cell office:value-type="float" office:value="393878" calcext:value-type="float">
            <text:p>39387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47955" calcext:value-type="float">
            <text:p>547955</text:p>
          </table:table-cell>
          <table:table-cell office:value-type="float" office:value="410163" calcext:value-type="float">
            <text:p>41016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27557" calcext:value-type="float">
            <text:p>527557</text:p>
          </table:table-cell>
          <table:table-cell office:value-type="float" office:value="427764" calcext:value-type="float">
            <text:p>42776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06625" calcext:value-type="float">
            <text:p>506625</text:p>
          </table:table-cell>
          <table:table-cell office:value-type="float" office:value="425025" calcext:value-type="float">
            <text:p>42502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91196" calcext:value-type="float">
            <text:p>491196</text:p>
          </table:table-cell>
          <table:table-cell office:value-type="float" office:value="397623" calcext:value-type="float">
            <text:p>39762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72915" calcext:value-type="float">
            <text:p>472915</text:p>
          </table:table-cell>
          <table:table-cell office:value-type="float" office:value="377404" calcext:value-type="float">
            <text:p>37740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64649" calcext:value-type="float">
            <text:p>464649</text:p>
          </table:table-cell>
          <table:table-cell office:value-type="float" office:value="363152" calcext:value-type="float">
            <text:p>36315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60146" calcext:value-type="float">
            <text:p>460146</text:p>
          </table:table-cell>
          <table:table-cell office:value-type="float" office:value="351317" calcext:value-type="float">
            <text:p>35131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62596" calcext:value-type="float">
            <text:p>462596</text:p>
          </table:table-cell>
          <table:table-cell office:value-type="float" office:value="344723" calcext:value-type="float">
            <text:p>34472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67965" calcext:value-type="float">
            <text:p>467965</text:p>
          </table:table-cell>
          <table:table-cell office:value-type="float" office:value="347289" calcext:value-type="float">
            <text:p>34728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78212" calcext:value-type="float">
            <text:p>478212</text:p>
          </table:table-cell>
          <table:table-cell office:value-type="float" office:value="358293" calcext:value-type="float">
            <text:p>35829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87937" calcext:value-type="float">
            <text:p>487937</text:p>
          </table:table-cell>
          <table:table-cell office:value-type="float" office:value="366911" calcext:value-type="float">
            <text:p>36691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91873" calcext:value-type="float">
            <text:p>491873</text:p>
          </table:table-cell>
          <table:table-cell office:value-type="float" office:value="368837" calcext:value-type="float">
            <text:p>36883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09654" calcext:value-type="float">
            <text:p>509654</text:p>
          </table:table-cell>
          <table:table-cell office:value-type="float" office:value="378136" calcext:value-type="float">
            <text:p>37813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37866" calcext:value-type="float">
            <text:p>537866</text:p>
          </table:table-cell>
          <table:table-cell office:value-type="float" office:value="392239" calcext:value-type="float">
            <text:p>39223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71958" calcext:value-type="float">
            <text:p>571958</text:p>
          </table:table-cell>
          <table:table-cell office:value-type="float" office:value="406319" calcext:value-type="float">
            <text:p>40631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89942" calcext:value-type="float">
            <text:p>589942</text:p>
          </table:table-cell>
          <table:table-cell office:value-type="float" office:value="416013" calcext:value-type="float">
            <text:p>41601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97556" calcext:value-type="float">
            <text:p>597556</text:p>
          </table:table-cell>
          <table:table-cell office:value-type="float" office:value="439943" calcext:value-type="float">
            <text:p>43994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89647" calcext:value-type="float">
            <text:p>589647</text:p>
          </table:table-cell>
          <table:table-cell office:value-type="float" office:value="455779" calcext:value-type="float">
            <text:p>45577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92813" calcext:value-type="float">
            <text:p>592813</text:p>
          </table:table-cell>
          <table:table-cell office:value-type="float" office:value="471018" calcext:value-type="float">
            <text:p>47101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66872" calcext:value-type="float">
            <text:p>566872</text:p>
          </table:table-cell>
          <table:table-cell office:value-type="float" office:value="496390" calcext:value-type="float">
            <text:p>49639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59316" calcext:value-type="float">
            <text:p>559316</text:p>
          </table:table-cell>
          <table:table-cell office:value-type="float" office:value="505296" calcext:value-type="float">
            <text:p>50529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46174" calcext:value-type="float">
            <text:p>546174</text:p>
          </table:table-cell>
          <table:table-cell office:value-type="float" office:value="506843" calcext:value-type="float">
            <text:p>50684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32556" calcext:value-type="float">
            <text:p>532556</text:p>
          </table:table-cell>
          <table:table-cell office:value-type="float" office:value="519413" calcext:value-type="float">
            <text:p>51941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04198" calcext:value-type="float">
            <text:p>504198</text:p>
          </table:table-cell>
          <table:table-cell office:value-type="float" office:value="525734" calcext:value-type="float">
            <text:p>52573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77907" calcext:value-type="float">
            <text:p>477907</text:p>
          </table:table-cell>
          <table:table-cell office:value-type="float" office:value="545014" calcext:value-type="float">
            <text:p>54501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58699" calcext:value-type="float">
            <text:p>458699</text:p>
          </table:table-cell>
          <table:table-cell office:value-type="float" office:value="572343" calcext:value-type="float">
            <text:p>57234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22475" calcext:value-type="float">
            <text:p>422475</text:p>
          </table:table-cell>
          <table:table-cell office:value-type="float" office:value="585688" calcext:value-type="float">
            <text:p>58568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78863" calcext:value-type="float">
            <text:p>378863</text:p>
          </table:table-cell>
          <table:table-cell office:value-type="float" office:value="598172" calcext:value-type="float">
            <text:p>59817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68089" calcext:value-type="float">
            <text:p>268089</text:p>
          </table:table-cell>
          <table:table-cell office:value-type="float" office:value="574383" calcext:value-type="float">
            <text:p>57438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61532" calcext:value-type="float">
            <text:p>261532</text:p>
          </table:table-cell>
          <table:table-cell office:value-type="float" office:value="544762" calcext:value-type="float">
            <text:p>54476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49750" calcext:value-type="float">
            <text:p>249750</text:p>
          </table:table-cell>
          <table:table-cell office:value-type="float" office:value="548852" calcext:value-type="float">
            <text:p>54885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40525" calcext:value-type="float">
            <text:p>240525</text:p>
          </table:table-cell>
          <table:table-cell office:value-type="float" office:value="538582" calcext:value-type="float">
            <text:p>53858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52004" calcext:value-type="float">
            <text:p>252004</text:p>
          </table:table-cell>
          <table:table-cell office:value-type="float" office:value="516395" calcext:value-type="float">
            <text:p>51639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57698" calcext:value-type="float">
            <text:p>257698</text:p>
          </table:table-cell>
          <table:table-cell office:value-type="float" office:value="504310" calcext:value-type="float">
            <text:p>50431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52477" calcext:value-type="float">
            <text:p>252477</text:p>
          </table:table-cell>
          <table:table-cell office:value-type="float" office:value="497219" calcext:value-type="float">
            <text:p>49721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45854" calcext:value-type="float">
            <text:p>245854</text:p>
          </table:table-cell>
          <table:table-cell office:value-type="float" office:value="470734" calcext:value-type="float">
            <text:p>47073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40104" calcext:value-type="float">
            <text:p>240104</text:p>
          </table:table-cell>
          <table:table-cell office:value-type="float" office:value="443557" calcext:value-type="float">
            <text:p>44355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34183" calcext:value-type="float">
            <text:p>234183</text:p>
          </table:table-cell>
          <table:table-cell office:value-type="float" office:value="415448" calcext:value-type="float">
            <text:p>41544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21326" calcext:value-type="float">
            <text:p>221326</text:p>
          </table:table-cell>
          <table:table-cell office:value-type="float" office:value="388490" calcext:value-type="float">
            <text:p>38849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5887" calcext:value-type="float">
            <text:p>205887</text:p>
          </table:table-cell>
          <table:table-cell office:value-type="float" office:value="361055" calcext:value-type="float">
            <text:p>36105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91494" calcext:value-type="float">
            <text:p>191494</text:p>
          </table:table-cell>
          <table:table-cell office:value-type="float" office:value="336786" calcext:value-type="float">
            <text:p>33678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86668" calcext:value-type="float">
            <text:p>186668</text:p>
          </table:table-cell>
          <table:table-cell office:value-type="float" office:value="310630" calcext:value-type="float">
            <text:p>31063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75055" calcext:value-type="float">
            <text:p>175055</text:p>
          </table:table-cell>
          <table:table-cell office:value-type="float" office:value="290253" calcext:value-type="float">
            <text:p>29025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64587" calcext:value-type="float">
            <text:p>164587</text:p>
          </table:table-cell>
          <table:table-cell office:value-type="float" office:value="271671" calcext:value-type="float">
            <text:p>27167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1574" calcext:value-type="float">
            <text:p>141574</text:p>
          </table:table-cell>
          <table:table-cell office:value-type="float" office:value="256346" calcext:value-type="float">
            <text:p>25634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23619" calcext:value-type="float">
            <text:p>123619</text:p>
          </table:table-cell>
          <table:table-cell office:value-type="float" office:value="241527" calcext:value-type="float">
            <text:p>24152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2173" calcext:value-type="float">
            <text:p>102173</text:p>
          </table:table-cell>
          <table:table-cell office:value-type="float" office:value="227302" calcext:value-type="float">
            <text:p>22730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8253" calcext:value-type="float">
            <text:p>88253</text:p>
          </table:table-cell>
          <table:table-cell office:value-type="float" office:value="212020" calcext:value-type="float">
            <text:p>21202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8250" calcext:value-type="float">
            <text:p>78250</text:p>
          </table:table-cell>
          <table:table-cell office:value-type="float" office:value="193485" calcext:value-type="float">
            <text:p>19348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0353" calcext:value-type="float">
            <text:p>60353</text:p>
          </table:table-cell>
          <table:table-cell office:value-type="float" office:value="179934" calcext:value-type="float">
            <text:p>17993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0166" calcext:value-type="float">
            <text:p>50166</text:p>
          </table:table-cell>
          <table:table-cell office:value-type="float" office:value="168718" calcext:value-type="float">
            <text:p>16871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8493" calcext:value-type="float">
            <text:p>38493</text:p>
          </table:table-cell>
          <table:table-cell office:value-type="float" office:value="157376" calcext:value-type="float">
            <text:p>15737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6141" calcext:value-type="float">
            <text:p>26141</text:p>
          </table:table-cell>
          <table:table-cell office:value-type="float" office:value="140759" calcext:value-type="float">
            <text:p>14075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9042" calcext:value-type="float">
            <text:p>19042</text:p>
          </table:table-cell>
          <table:table-cell office:value-type="float" office:value="121999" calcext:value-type="float">
            <text:p>12199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2774" calcext:value-type="float">
            <text:p>12774</text:p>
          </table:table-cell>
          <table:table-cell office:value-type="float" office:value="101250" calcext:value-type="float">
            <text:p>10125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599" calcext:value-type="float">
            <text:p>6599</text:p>
          </table:table-cell>
          <table:table-cell office:value-type="float" office:value="84232" calcext:value-type="float">
            <text:p>8423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820" calcext:value-type="float">
            <text:p>4820</text:p>
          </table:table-cell>
          <table:table-cell office:value-type="float" office:value="65447" calcext:value-type="float">
            <text:p>6544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690" calcext:value-type="float">
            <text:p>3690</text:p>
          </table:table-cell>
          <table:table-cell office:value-type="float" office:value="51296" calcext:value-type="float">
            <text:p>5129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705" calcext:value-type="float">
            <text:p>2705</text:p>
          </table:table-cell>
          <table:table-cell office:value-type="float" office:value="38792" calcext:value-type="float">
            <text:p>3879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444" calcext:value-type="float">
            <text:p>2444</text:p>
          </table:table-cell>
          <table:table-cell office:value-type="float" office:value="28585" calcext:value-type="float">
            <text:p>2858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242" calcext:value-type="float">
            <text:p>4242</text:p>
          </table:table-cell>
          <table:table-cell office:value-type="float" office:value="59095" calcext:value-type="float">
            <text:p>590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0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8-20T14:22:12.860189364</dc:date>
    <meta:editing-duration>PT1M34S</meta:editing-duration>
    <meta:editing-cycles>1</meta:editing-cycles>
    <meta:document-statistic meta:table-count="1" meta:cell-count="306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9cm" svg:y="3.952cm" style:legend-expansion="high" chart:style-name="ch2"/>
        <chart:plot-area chart:style-name="ch3" table:cell-range-address="wykres.A1:wykres.C102" chart:data-source-has-labels="row" svg:x="0.32cm" svg:y="0.18cm" svg:width="13.15cm" svg:height="8.64cm">
          <chartooo:coordinate-region svg:x="1.682cm" svg:y="0.379cm" svg:width="11.50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wykres.B2:wykres.B102" chart:label-cell-address="wykres.B1:wykres.B1" chart:class="chart:scatter">
            <chart:domain table:cell-range-address="wykres.A2:wykres.A102"/>
            <chart:data-point chart:repeated="101"/>
          </chart:series>
          <chart:series chart:style-name="ch7" chart:values-cell-range-address="wykres.C2:wykres.C102" chart:label-cell-address="wykres.C1:wykres.C1" chart:class="chart:scatter">
            <chart:data-point chart:repeated="1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ok 2013</text:p>
                <draw:g>
                  <svg:desc>wykres.B1:wykres.B1</svg:desc>
                </draw:g>
              </table:table-cell>
              <table:table-cell office:value-type="string">
                <text:p>Rok 2050</text:p>
                <draw:g>
                  <svg:desc>wykres.C1:wykres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wykres.A2:wykres.A102</svg:desc>
                </draw:g>
              </table:table-cell>
              <table:table-cell office:value-type="float" office:value="360195">
                <text:p>360195</text:p>
                <draw:g>
                  <svg:desc>wykres.B2:wykres.B102</svg:desc>
                </draw:g>
              </table:table-cell>
              <table:table-cell office:value-type="float" office:value="256584">
                <text:p>256584</text:p>
                <draw:g>
                  <svg:desc>wykres.C2:wykres.C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88703">
                <text:p>388703</text:p>
              </table:table-cell>
              <table:table-cell office:value-type="float" office:value="261540">
                <text:p>2615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96675">
                <text:p>396675</text:p>
              </table:table-cell>
              <table:table-cell office:value-type="float" office:value="266031">
                <text:p>2660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14644">
                <text:p>414644</text:p>
              </table:table-cell>
              <table:table-cell office:value-type="float" office:value="269967">
                <text:p>2699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33879">
                <text:p>433879</text:p>
              </table:table-cell>
              <table:table-cell office:value-type="float" office:value="273296">
                <text:p>2732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31875">
                <text:p>431875</text:p>
              </table:table-cell>
              <table:table-cell office:value-type="float" office:value="275994">
                <text:p>2759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04041">
                <text:p>404041</text:p>
              </table:table-cell>
              <table:table-cell office:value-type="float" office:value="278002">
                <text:p>2780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383617">
                <text:p>383617</text:p>
              </table:table-cell>
              <table:table-cell office:value-type="float" office:value="279364">
                <text:p>2793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369354">
                <text:p>369354</text:p>
              </table:table-cell>
              <table:table-cell office:value-type="float" office:value="280126">
                <text:p>2801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357584">
                <text:p>357584</text:p>
              </table:table-cell>
              <table:table-cell office:value-type="float" office:value="280401">
                <text:p>2804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351292">
                <text:p>351292</text:p>
              </table:table-cell>
              <table:table-cell office:value-type="float" office:value="280317">
                <text:p>2803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354742">
                <text:p>354742</text:p>
              </table:table-cell>
              <table:table-cell office:value-type="float" office:value="280047">
                <text:p>2800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367200">
                <text:p>367200</text:p>
              </table:table-cell>
              <table:table-cell office:value-type="float" office:value="279725">
                <text:p>2797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377259">
                <text:p>377259</text:p>
              </table:table-cell>
              <table:table-cell office:value-type="float" office:value="279512">
                <text:p>2795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380366">
                <text:p>380366</text:p>
              </table:table-cell>
              <table:table-cell office:value-type="float" office:value="279571">
                <text:p>2795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391481">
                <text:p>391481</text:p>
              </table:table-cell>
              <table:table-cell office:value-type="float" office:value="279985">
                <text:p>2799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407957">
                <text:p>407957</text:p>
              </table:table-cell>
              <table:table-cell office:value-type="float" office:value="280796">
                <text:p>2807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424498">
                <text:p>424498</text:p>
              </table:table-cell>
              <table:table-cell office:value-type="float" office:value="282104">
                <text:p>2821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436369">
                <text:p>436369</text:p>
              </table:table-cell>
              <table:table-cell office:value-type="float" office:value="283974">
                <text:p>2839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464004">
                <text:p>464004</text:p>
              </table:table-cell>
              <table:table-cell office:value-type="float" office:value="286452">
                <text:p>2864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483068">
                <text:p>483068</text:p>
              </table:table-cell>
              <table:table-cell office:value-type="float" office:value="289552">
                <text:p>2895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501682">
                <text:p>501682</text:p>
              </table:table-cell>
              <table:table-cell office:value-type="float" office:value="293288">
                <text:p>2932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531952">
                <text:p>531952</text:p>
              </table:table-cell>
              <table:table-cell office:value-type="float" office:value="297654">
                <text:p>2976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544488">
                <text:p>544488</text:p>
              </table:table-cell>
              <table:table-cell office:value-type="float" office:value="302672">
                <text:p>3026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549252">
                <text:p>549252</text:p>
              </table:table-cell>
              <table:table-cell office:value-type="float" office:value="308273">
                <text:p>3082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566374">
                <text:p>566374</text:p>
              </table:table-cell>
              <table:table-cell office:value-type="float" office:value="314368">
                <text:p>3143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577107">
                <text:p>577107</text:p>
              </table:table-cell>
              <table:table-cell office:value-type="float" office:value="320738">
                <text:p>3207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602508">
                <text:p>602508</text:p>
              </table:table-cell>
              <table:table-cell office:value-type="float" office:value="327120">
                <text:p>3271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637626">
                <text:p>637626</text:p>
              </table:table-cell>
              <table:table-cell office:value-type="float" office:value="333116">
                <text:p>3331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657703">
                <text:p>657703</text:p>
              </table:table-cell>
              <table:table-cell office:value-type="float" office:value="338474">
                <text:p>3384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677329">
                <text:p>677329</text:p>
              </table:table-cell>
              <table:table-cell office:value-type="float" office:value="342911">
                <text:p>3429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655933">
                <text:p>655933</text:p>
              </table:table-cell>
              <table:table-cell office:value-type="float" office:value="346126">
                <text:p>3461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627765">
                <text:p>627765</text:p>
              </table:table-cell>
              <table:table-cell office:value-type="float" office:value="348236">
                <text:p>3482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639282">
                <text:p>639282</text:p>
              </table:table-cell>
              <table:table-cell office:value-type="float" office:value="348907">
                <text:p>3489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634889">
                <text:p>634889</text:p>
              </table:table-cell>
              <table:table-cell office:value-type="float" office:value="351345">
                <text:p>3513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616707">
                <text:p>616707</text:p>
              </table:table-cell>
              <table:table-cell office:value-type="float" office:value="355839">
                <text:p>3558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611542">
                <text:p>611542</text:p>
              </table:table-cell>
              <table:table-cell office:value-type="float" office:value="361611">
                <text:p>3616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613397">
                <text:p>613397</text:p>
              </table:table-cell>
              <table:table-cell office:value-type="float" office:value="361158">
                <text:p>3611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592060">
                <text:p>592060</text:p>
              </table:table-cell>
              <table:table-cell office:value-type="float" office:value="387378">
                <text:p>3873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570567">
                <text:p>570567</text:p>
              </table:table-cell>
              <table:table-cell office:value-type="float" office:value="393878">
                <text:p>39387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547955">
                <text:p>547955</text:p>
              </table:table-cell>
              <table:table-cell office:value-type="float" office:value="410163">
                <text:p>41016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527557">
                <text:p>527557</text:p>
              </table:table-cell>
              <table:table-cell office:value-type="float" office:value="427764">
                <text:p>4277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506625">
                <text:p>506625</text:p>
              </table:table-cell>
              <table:table-cell office:value-type="float" office:value="425025">
                <text:p>4250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491196">
                <text:p>491196</text:p>
              </table:table-cell>
              <table:table-cell office:value-type="float" office:value="397623">
                <text:p>39762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72915">
                <text:p>472915</text:p>
              </table:table-cell>
              <table:table-cell office:value-type="float" office:value="377404">
                <text:p>3774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464649">
                <text:p>464649</text:p>
              </table:table-cell>
              <table:table-cell office:value-type="float" office:value="363152">
                <text:p>3631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460146">
                <text:p>460146</text:p>
              </table:table-cell>
              <table:table-cell office:value-type="float" office:value="351317">
                <text:p>3513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462596">
                <text:p>462596</text:p>
              </table:table-cell>
              <table:table-cell office:value-type="float" office:value="344723">
                <text:p>3447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467965">
                <text:p>467965</text:p>
              </table:table-cell>
              <table:table-cell office:value-type="float" office:value="347289">
                <text:p>34728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478212">
                <text:p>478212</text:p>
              </table:table-cell>
              <table:table-cell office:value-type="float" office:value="358293">
                <text:p>35829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487937">
                <text:p>487937</text:p>
              </table:table-cell>
              <table:table-cell office:value-type="float" office:value="366911">
                <text:p>3669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491873">
                <text:p>491873</text:p>
              </table:table-cell>
              <table:table-cell office:value-type="float" office:value="368837">
                <text:p>36883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509654">
                <text:p>509654</text:p>
              </table:table-cell>
              <table:table-cell office:value-type="float" office:value="378136">
                <text:p>3781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537866">
                <text:p>537866</text:p>
              </table:table-cell>
              <table:table-cell office:value-type="float" office:value="392239">
                <text:p>39223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571958">
                <text:p>571958</text:p>
              </table:table-cell>
              <table:table-cell office:value-type="float" office:value="406319">
                <text:p>4063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589942">
                <text:p>589942</text:p>
              </table:table-cell>
              <table:table-cell office:value-type="float" office:value="416013">
                <text:p>41601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597556">
                <text:p>597556</text:p>
              </table:table-cell>
              <table:table-cell office:value-type="float" office:value="439943">
                <text:p>43994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589647">
                <text:p>589647</text:p>
              </table:table-cell>
              <table:table-cell office:value-type="float" office:value="455779">
                <text:p>45577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592813">
                <text:p>592813</text:p>
              </table:table-cell>
              <table:table-cell office:value-type="float" office:value="471018">
                <text:p>47101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566872">
                <text:p>566872</text:p>
              </table:table-cell>
              <table:table-cell office:value-type="float" office:value="496390">
                <text:p>49639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559316">
                <text:p>559316</text:p>
              </table:table-cell>
              <table:table-cell office:value-type="float" office:value="505296">
                <text:p>50529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546174">
                <text:p>546174</text:p>
              </table:table-cell>
              <table:table-cell office:value-type="float" office:value="506843">
                <text:p>50684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532556">
                <text:p>532556</text:p>
              </table:table-cell>
              <table:table-cell office:value-type="float" office:value="519413">
                <text:p>51941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504198">
                <text:p>504198</text:p>
              </table:table-cell>
              <table:table-cell office:value-type="float" office:value="525734">
                <text:p>52573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477907">
                <text:p>477907</text:p>
              </table:table-cell>
              <table:table-cell office:value-type="float" office:value="545014">
                <text:p>54501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458699">
                <text:p>458699</text:p>
              </table:table-cell>
              <table:table-cell office:value-type="float" office:value="572343">
                <text:p>57234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422475">
                <text:p>422475</text:p>
              </table:table-cell>
              <table:table-cell office:value-type="float" office:value="585688">
                <text:p>58568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378863">
                <text:p>378863</text:p>
              </table:table-cell>
              <table:table-cell office:value-type="float" office:value="598172">
                <text:p>59817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268089">
                <text:p>268089</text:p>
              </table:table-cell>
              <table:table-cell office:value-type="float" office:value="574383">
                <text:p>57438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261532">
                <text:p>261532</text:p>
              </table:table-cell>
              <table:table-cell office:value-type="float" office:value="544762">
                <text:p>54476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249750">
                <text:p>249750</text:p>
              </table:table-cell>
              <table:table-cell office:value-type="float" office:value="548852">
                <text:p>54885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240525">
                <text:p>240525</text:p>
              </table:table-cell>
              <table:table-cell office:value-type="float" office:value="538582">
                <text:p>53858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252004">
                <text:p>252004</text:p>
              </table:table-cell>
              <table:table-cell office:value-type="float" office:value="516395">
                <text:p>51639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257698">
                <text:p>257698</text:p>
              </table:table-cell>
              <table:table-cell office:value-type="float" office:value="504310">
                <text:p>50431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252477">
                <text:p>252477</text:p>
              </table:table-cell>
              <table:table-cell office:value-type="float" office:value="497219">
                <text:p>49721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245854">
                <text:p>245854</text:p>
              </table:table-cell>
              <table:table-cell office:value-type="float" office:value="470734">
                <text:p>47073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240104">
                <text:p>240104</text:p>
              </table:table-cell>
              <table:table-cell office:value-type="float" office:value="443557">
                <text:p>44355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234183">
                <text:p>234183</text:p>
              </table:table-cell>
              <table:table-cell office:value-type="float" office:value="415448">
                <text:p>4154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221326">
                <text:p>221326</text:p>
              </table:table-cell>
              <table:table-cell office:value-type="float" office:value="388490">
                <text:p>38849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205887">
                <text:p>205887</text:p>
              </table:table-cell>
              <table:table-cell office:value-type="float" office:value="361055">
                <text:p>36105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191494">
                <text:p>191494</text:p>
              </table:table-cell>
              <table:table-cell office:value-type="float" office:value="336786">
                <text:p>33678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186668">
                <text:p>186668</text:p>
              </table:table-cell>
              <table:table-cell office:value-type="float" office:value="310630">
                <text:p>31063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175055">
                <text:p>175055</text:p>
              </table:table-cell>
              <table:table-cell office:value-type="float" office:value="290253">
                <text:p>29025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164587">
                <text:p>164587</text:p>
              </table:table-cell>
              <table:table-cell office:value-type="float" office:value="271671">
                <text:p>27167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141574">
                <text:p>141574</text:p>
              </table:table-cell>
              <table:table-cell office:value-type="float" office:value="256346">
                <text:p>25634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123619">
                <text:p>123619</text:p>
              </table:table-cell>
              <table:table-cell office:value-type="float" office:value="241527">
                <text:p>24152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102173">
                <text:p>102173</text:p>
              </table:table-cell>
              <table:table-cell office:value-type="float" office:value="227302">
                <text:p>22730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88253">
                <text:p>88253</text:p>
              </table:table-cell>
              <table:table-cell office:value-type="float" office:value="212020">
                <text:p>21202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78250">
                <text:p>78250</text:p>
              </table:table-cell>
              <table:table-cell office:value-type="float" office:value="193485">
                <text:p>19348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60353">
                <text:p>60353</text:p>
              </table:table-cell>
              <table:table-cell office:value-type="float" office:value="179934">
                <text:p>17993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50166">
                <text:p>50166</text:p>
              </table:table-cell>
              <table:table-cell office:value-type="float" office:value="168718">
                <text:p>16871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38493">
                <text:p>38493</text:p>
              </table:table-cell>
              <table:table-cell office:value-type="float" office:value="157376">
                <text:p>15737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26141">
                <text:p>26141</text:p>
              </table:table-cell>
              <table:table-cell office:value-type="float" office:value="140759">
                <text:p>14075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19042">
                <text:p>19042</text:p>
              </table:table-cell>
              <table:table-cell office:value-type="float" office:value="121999">
                <text:p>12199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12774">
                <text:p>12774</text:p>
              </table:table-cell>
              <table:table-cell office:value-type="float" office:value="101250">
                <text:p>10125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6599">
                <text:p>6599</text:p>
              </table:table-cell>
              <table:table-cell office:value-type="float" office:value="84232">
                <text:p>8423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4820">
                <text:p>4820</text:p>
              </table:table-cell>
              <table:table-cell office:value-type="float" office:value="65447">
                <text:p>6544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3690">
                <text:p>3690</text:p>
              </table:table-cell>
              <table:table-cell office:value-type="float" office:value="51296">
                <text:p>5129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2705">
                <text:p>2705</text:p>
              </table:table-cell>
              <table:table-cell office:value-type="float" office:value="38792">
                <text:p>3879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2444">
                <text:p>2444</text:p>
              </table:table-cell>
              <table:table-cell office:value-type="float" office:value="28585">
                <text:p>2858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4242">
                <text:p>4242</text:p>
              </table:table-cell>
              <table:table-cell office:value-type="float" office:value="59095">
                <text:p>590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